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title">
      <style:graphic-properties draw:auto-grow-height="true" fo:min-height="3.507cm"/>
    </style:style>
    <style:style style:name="pr6" style:family="presentation" style:parent-style-name="Image_20_Master_20_-_20_Black_20_Title-notes">
      <style:graphic-properties draw:fill-color="#ffffff" draw:auto-grow-height="true" fo:min-height="12.573cm"/>
    </style:style>
    <style:style style:name="pr7" style:family="presentation" style:parent-style-name="Image_20_Master_20_-_20_Black_20_Title-subtitle">
      <style:graphic-properties draw:fill-color="#ffffff" fo:min-height="5.499cm"/>
    </style:style>
    <style:style style:name="pr8" style:family="presentation" style:parent-style-name="Image_20_Master_20_-_20_Black_20_Title-subtitle">
      <style:graphic-properties draw:fill-color="#ffffff" fo:min-height="19.875cm"/>
    </style:style>
    <style:style style:name="pr9" style:family="presentation" style:parent-style-name="Text_20_Master-title">
      <style:graphic-properties draw:auto-grow-height="true" fo:min-height="4.5cm"/>
    </style:style>
    <style:style style:name="pr10" style:family="presentation" style:parent-style-name="Text_20_Master-subtitle">
      <style:graphic-properties draw:fill-color="#ffffff" fo:min-height="14.875cm"/>
    </style:style>
    <style:style style:name="pr11" style:family="presentation" style:parent-style-name="Text_20_Master-notes">
      <style:graphic-properties draw:fill-color="#ffffff" draw:auto-grow-height="true" fo:min-height="12.573cm"/>
    </style:style>
    <style:style style:name="pr12" style:family="presentation" style:parent-style-name="Text_20_Master-title">
      <style:graphic-properties draw:auto-grow-height="true" fo:min-height="6.001cm"/>
    </style:style>
    <style:style style:name="P1" style:family="paragraph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LucidaGrande" fo:font-size="20pt" style:font-family-asian="LucidaGrande" style:font-size-asian="22pt" style:font-family-complex="LucidaGrande" style:font-size-complex="12.5pt"/>
    </style:style>
    <style:style style:name="P11" style:family="paragraph">
      <style:paragraph-properties fo:text-align="center"/>
      <style:text-properties fo:color="#0066cc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T2" style:family="text">
      <style:text-properties fo:color="#ffffff"/>
    </style:style>
    <style:style style:name="T3" style:family="text">
      <style:text-properties fo:color="#0066cc" fo:font-family="Optima" style:font-pitch="variable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0pt"/>
    </style:style>
    <style:style style:name="T5" style:family="text">
      <style:text-properties fo:color="#666666" fo:font-family="Optima" style:font-pitch="variable" fo:font-size="72pt" fo:font-weight="bold" style:font-size-asian="72pt" style:font-weight-asian="bold" style:font-size-complex="72pt" style:font-weight-complex="bold"/>
    </style:style>
    <style:style style:name="T6" style:family="text">
      <style:text-properties fo:color="#808080" fo:font-family="Optima" style:font-pitch="variable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808080" fo:font-family="Optima" style:font-pitch="variable" fo:font-size="50pt" fo:font-weight="bold" style:font-size-asian="50pt" style:font-weight-asian="bold" style:font-size-complex="50pt" style:font-weight-complex="bold"/>
    </style:style>
    <style:style style:name="T8" style:family="text">
      <style:text-properties fo:color="#666666" fo:font-family="Optima" style:font-pitch="variable" fo:font-size="50pt" fo:font-weight="bold" style:font-size-asian="50pt" style:font-weight-asian="bold" style:font-size-complex="50pt" style:font-weight-complex="bold"/>
    </style:style>
    <style:style style:name="T9" style:family="text">
      <style:text-properties fo:color="#0066cc" fo:font-family="Optima" style:font-pitch="variable" fo:font-size="72pt" fo:text-shadow="1pt 1pt" fo:font-weight="bold" style:font-size-asian="72pt" style:font-weight-asian="bold" style:font-size-complex="72pt" style:font-weight-complex="bold"/>
    </style:style>
    <style:style style:name="T10" style:family="text">
      <style:text-properties fo:color="#ffffff" fo:text-shadow="1pt 1pt" fo:font-weight="bold" style:font-weight-asian="bold" style:font-weight-complex="bold"/>
    </style:style>
    <style:style style:name="T11" style:family="text">
      <style:text-properties fo:font-family="LucidaGrande" fo:font-size="22pt" style:font-family-asian="LucidaGrande" style:font-size-asian="22pt" style:font-family-complex="LucidaGrande" style:font-size-complex="12.5pt"/>
    </style:style>
    <style:style style:name="T12" style:family="text">
      <style:text-properties fo:color="#0066cc" fo:font-family="'Optima ExtraBold'"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OpenAgile Team Member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501cm" svg:x="1.4cm" svg:y="1cm" presentation:class="title">
          <draw:text-box>
            <text:p><text:span text:style-name="T2">This Seminar</text:span><text:span text:style-name="T2"><text:line-break/></text:span><text:span text:style-name="T2">Our Team</text:span><text:span text:style-name="T2"><text:line-break/></text:span><text:span text:style-name="T2">Expec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Key Concepts...</text:p>
              <text:p/>
              <text:p>- Welcome</text:p>
              <text:p>- My name is... and this is ...</text:p>
              <text:p/>
              <text:p>- Organic Growth: explain this concept</text:p>
              <text:p/>
              <text:p>- Everything we do in this seminar has a purpose</text:p>
            </draw:text-box>
          </draw:frame>
        </presentation:notes>
      </draw:page>
      <draw:page draw:name="page3" draw:style-name="dp1" draw:master-page-name="Image_20_Master_20_-_20_Black_20_Title" presentation:presentation-page-layout-name="AL1T19">
        <office:forms form:automatic-focus="false" form:apply-design-mode="false"/>
        <draw:frame presentation:style-name="pr5" draw:text-style-name="P5" draw:layer="layout" svg:width="25.199cm" svg:height="3.507cm" svg:x="1.5cm" svg:y="8.5cm" presentation:class="title" presentation:user-transformed="true">
          <draw:text-box>
            <text:p text:style-name="P4"><text:span text:style-name="T3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4">This seminar is always evolving.</text:span></text:p>
              <text:p><text:span text:style-name="T4"/></text:p>
              <text:p><text:span text:style-name="T4">We would like to thank each of you!</text:span></text:p>
              <text:p><text:span text:style-name="T4"><text:tab/></text:span><text:span text:style-name="T4">- For attending this seminar</text:span></text:p>
              <text:p><text:span text:style-name="T4"><text:tab/></text:span><text:span text:style-name="T4">- For participating</text:span></text:p>
              <text:p><text:span text:style-name="T4"><text:tab/></text:span><text:span text:style-name="T4">- For giving feedback at the end</text:span></text:p>
            </draw:text-box>
          </draw:frame>
        </presentation:notes>
      </draw:page>
      <draw:page draw:name="page4" draw:style-name="dp1" draw:master-page-name="Image_20_Master_20_-_20_Black_20_Title" presentation:presentation-page-layout-name="AL1T19">
        <office:forms form:automatic-focus="false" form:apply-design-mode="false"/>
        <draw:frame presentation:style-name="pr7" draw:text-style-name="P6" draw:layer="layout" svg:width="26cm" svg:height="18.393cm" svg:x="1cm" svg:y="1.244cm">
          <draw:text-box>
            <text:p><text:span text:style-name="T5">Your </text:span><text:span text:style-name="T3">Facilitator(s)</text:span></text:p>
            <text:p><text:span text:style-name="T3"/></text:p>
            <text:p><text:span text:style-name="T6">Paul Heidema</text:span></text:p>
            <text:p><text:span text:style-name="T7"><text:a xlink:href="mailto:paul@berteigconsulting.com">paul@berteigconsulting.com</text:a></text:span></text:p>
            <text:p><text:span text:style-name="T7"/></text:p>
            <text:p><text:span text:style-name="T6">Mike Caspar</text:span><text:span text:style-name="T6"><text:line-break/></text:span><text:span text:style-name="T7"><text:a xlink:href="mailto:mike@caspar.com">mike@caspar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5" draw:style-name="dp1" draw:master-page-name="Image_20_Master_20_-_20_Black_20_Title" presentation:presentation-page-layout-name="AL1T19">
        <office:forms form:automatic-focus="false" form:apply-design-mode="false"/>
        <draw:frame presentation:style-name="pr8" draw:text-style-name="P6" draw:layer="layout" svg:width="26cm" svg:height="19.875cm" svg:x="1cm" svg:y="0.501cm">
          <draw:text-box>
            <text:p><text:span text:style-name="T5">Let's get to </text:span><text:span text:style-name="T3">know</text:span></text:p>
            <text:p><text:span text:style-name="T5">each other</text:span></text:p>
            <text:p><text:span text:style-name="T5"/></text:p>
            <text:p><text:span text:style-name="T8">1. Your name</text:span></text:p>
            <text:p><text:span text:style-name="T8">2. Enjoy about your job</text:span></text:p>
            <text:p><text:span text:style-name="T8">3. Enjoy outside your j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6" draw:style-name="dp1" draw:master-page-name="Image_20_Master_20_-_20_Black_20_Title" presentation:presentation-page-layout-name="AL1T19">
        <office:forms form:automatic-focus="false" form:apply-design-mode="false"/>
        <draw:frame presentation:style-name="pr5" draw:text-style-name="P7" draw:layer="layout" svg:width="25.199cm" svg:height="3.507cm" svg:x="1.301cm" svg:y="7.5cm" presentation:class="title" presentation:user-transformed="true">
          <draw:text-box>
            <text:p text:style-name="P4"><text:span text:style-name="T9">Learning</text:span><text:span text:style-name="T10"> Objec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4">1. Describe the principles and practices of the OpenAgile method</text:span></text:p>
              <text:p><text:span text:style-name="T4"/></text:p>
              <text:p><text:span text:style-name="T4">2. Perform the role of an Agile team member and use the consultative method to make team decisions</text:span></text:p>
              <text:p><text:span text:style-name="T4"/></text:p>
              <text:p><text:span text:style-name="T4">3. Understand and be to use the core types of work</text:span></text:p>
            </draw:text-box>
          </draw:frame>
        </presentation:notes>
      </draw:page>
      <draw:page draw:name="page7" draw:style-name="dp1" draw:master-page-name="Text_20_Master" presentation:presentation-page-layout-name="AL2T0">
        <office:forms form:automatic-focus="false" form:apply-design-mode="false"/>
        <draw:frame presentation:style-name="pr9" draw:layer="layout" svg:width="26cm" svg:height="4.5cm" svg:x="1cm" svg:y="1.6cm" presentation:class="title" presentation:user-transformed="true">
          <draw:text-box>
            <text:p><text:span text:style-name="T3">Dynamics</text:span> of Seminar</text:p>
          </draw:text-box>
        </draw:frame>
        <draw:frame presentation:style-name="pr10" draw:text-style-name="P6" draw:layer="layout" svg:width="26cm" svg:height="14.875cm" svg:x="1cm" svg:y="5.5cm" presentation:class="subtitle" presentation:user-transformed="true">
          <draw:text-box>
            <text:p><text:span text:style-name="T5">Exercises</text:span></text:p>
            <text:p><text:span text:style-name="T5">Team Projects</text:span></text:p>
            <text:p><text:span text:style-name="T5">Discussions</text:span></text:p>
            <text:p><text:span text:style-name="T5">Pres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>
            <draw:text-box>
              <text:p>Exercise to understand the concepts</text:p>
              <text:p/>
              <text:p>Team Projects to play with the concepts</text:p>
              <text:p/>
              <text:p>Discussions to problem solve</text:p>
              <text:p/>
              <text:p>Presentations to explain concepts</text:p>
            </draw:text-box>
          </draw:frame>
        </presentation:notes>
      </draw:page>
      <draw:page draw:name="page8" draw:style-name="dp1" draw:master-page-name="Text_20_Master" presentation:presentation-page-layout-name="AL2T0">
        <office:forms form:automatic-focus="false" form:apply-design-mode="false"/>
        <draw:frame presentation:style-name="pr12" draw:layer="layout" svg:width="26cm" svg:height="6.001cm" svg:x="1cm" svg:y="1cm" presentation:class="title">
          <draw:text-box>
            <text:p><text:span text:style-name="T3">Expectations</text:span> of you</text:p>
          </draw:text-box>
        </draw:frame>
        <draw:frame presentation:style-name="pr10" draw:text-style-name="P6" draw:layer="layout" svg:width="26cm" svg:height="14.875cm" svg:x="1cm" svg:y="5.5cm" presentation:class="subtitle" presentation:user-transformed="true">
          <draw:text-box>
            <text:p><text:span text:style-name="T5">Participation</text:span></text:p>
            <text:p><text:span text:style-name="T5">Respect</text:span></text:p>
            <text:p><text:span text:style-name="T5">Discipline</text:span></text:p>
            <text:p><text:span text:style-name="T5">Enjo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2" draw:layer="layout" svg:width="17.271cm" svg:height="12.573cm" svg:x="2.159cm" svg:y="13.271cm" presentation:class="notes">
            <draw:text-box>
              <text:p text:style-name="P8"><text:span text:style-name="T11">- Participant and be fully engaged</text:span></text:p>
              <text:p text:style-name="P8"><text:span text:style-name="T11"/></text:p>
              <text:p text:style-name="P8"><text:span text:style-name="T11">- To demonstrate respect to each other</text:span></text:p>
              <text:p text:style-name="P8"><text:span text:style-name="T11"><text:tab/></text:span><text:span text:style-name="T11">- We will show respect to all also</text:span></text:p>
              <text:p text:style-name="P8"><text:span text:style-name="T11"/></text:p>
              <text:p text:style-name="P8"><text:span text:style-name="T11">- Stop the process if you are lost or confused</text:span></text:p>
              <text:p text:style-name="P8"><text:span text:style-name="T11"/></text:p>
              <text:p text:style-name="P8"><text:span text:style-name="T11">- Stay on schedule to the best of your ability</text:span></text:p>
              <text:p text:style-name="P9"><text:span text:style-name="T11"/></text:p>
              <text:p text:style-name="P9"><text:span text:style-name="T11">- Avoid the use of text messaging and other activities</text:span></text:p>
            </draw:text-box>
          </draw:frame>
        </presentation:notes>
      </draw:page>
      <draw:page draw:name="page9" draw:style-name="dp1" draw:master-page-name="Text_20_Master" presentation:presentation-page-layout-name="AL2T0">
        <office:forms form:automatic-focus="false" form:apply-design-mode="false"/>
        <draw:rect draw:style-name="gr2" draw:text-style-name="P4" draw:layer="layout" svg:width="29.5cm" svg:height="22.5cm" svg:x="-0.5cm" svg:y="-0.1cm">
          <text:p/>
        </draw:rect>
        <draw:frame presentation:style-name="pr12" draw:layer="layout" svg:width="26cm" svg:height="6.001cm" svg:x="1cm" svg:y="1.001cm" presentation:class="title" presentation:user-transformed="true">
          <draw:text-box>
            <text:p><text:span text:style-name="T3">Parking L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10" draw:layer="layout" svg:width="17.271cm" svg:height="12.573cm" svg:x="2.159cm" svg:y="13.271cm" presentation:class="notes">
            <draw:text-box>
              <text:p text:style-name="P8"><text:span text:style-name="T11">- Start and finish times for each day</text:span></text:p>
              <text:p text:style-name="P8"><text:span text:style-name="T11"/></text:p>
              <text:p text:style-name="P8"><text:span text:style-name="T11">- Breaks and lunch times</text:span></text:p>
              <text:p text:style-name="P8"><text:span text:style-name="T11"/></text:p>
              <text:p text:style-name="P8"><text:span text:style-name="T11">- Exits and rest rooms</text:span></text:p>
              <text:p text:style-name="P9"><text:span text:style-name="T11"/></text:p>
              <text:p text:style-name="P9"><text:span text:style-name="T11">- Parking Lot for questions by participants</text:span></text:p>
            </draw:text-box>
          </draw:frame>
        </presentation:notes>
      </draw:page>
      <draw:page draw:name="page10" draw:style-name="dp3" draw:master-page-name="Image_20_Master_20_-_20_Black_20_Title">
        <office:forms form:automatic-focus="false" form:apply-design-mode="false"/>
        <draw:frame draw:style-name="gr3" draw:text-style-name="P11" draw:layer="layout" svg:width="27cm" svg:height="21.228cm" svg:x="0.5cm" svg:y="-0.2cm">
          <draw:text-box>
            <text:p text:style-name="P4"><text:span text:style-name="T12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3cm" svg:x="2.159cm" svg:y="13.271cm" presentation:class="notes">
            <draw:text-box>
              <text:p>Any questions or comment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20T12:00:28</meta:creation-date>
    <meta:editing-duration>PT10H16M50S</meta:editing-duration>
    <meta:editing-cycles>64</meta:editing-cycles>
    <meta:generator>LibreOffice/3.3$Unix OpenOffice.org_project/330m12$Build-1</meta:generator>
    <dc:date>2011-05-06T14:05:04</dc:date>
    <meta:print-date>2009-05-25T14:56:49</meta:print-date>
    <dc:creator>Paul Heidema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